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67f" officeooo:paragraph-rsid="0004167f"/>
    </style:style>
    <style:style style:name="P2" style:family="paragraph" style:parent-style-name="Standard">
      <style:text-properties officeooo:rsid="0005f604" officeooo:paragraph-rsid="0005f604"/>
    </style:style>
    <style:style style:name="T1" style:family="text">
      <style:text-properties officeooo:rsid="0007d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instructions</text:p>
      <text:p text:style-name="P1"/>
      <text:p text:style-name="P2">I need :</text:p>
      <text:p text:style-name="P2">- dialogue system</text:p>
      <text:p text:style-name="P2">- level flexible editor, with cu<text:span text:style-name="T1">s</text:span>tom object placement</text:p>
      <text:p text:style-name="P2">- day system etc</text:p>
      <text:p text:style-name="P2">- crafting syst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03:44.552742217</meta:creation-date>
    <dc:date>2024-10-24T12:18:30.151463028</dc:date>
    <meta:editing-duration>PT1M23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6" meta:word-count="23" meta:character-count="128" meta:non-whitespace-character-count="111"/>
  </office:meta>
</office:document-meta>
</file>